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6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4" style:family="table-cell" style:parent-style-name="Default">
      <style:table-cell-properties fo:border="0.06pt solid #000000"/>
    </style:style>
    <style:style style:name="ce178" style:family="table-cell" style:parent-style-name="Default">
      <style:table-cell-properties fo:background-color="#dddddd"/>
    </style:style>
    <style:style style:name="ce17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9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2" style:family="table-cell" style:parent-style-name="Default">
      <style:table-cell-properties fo:background-color="#ffffa6" fo:border="0.06pt solid #000000" style:vertical-align="middle"/>
    </style:style>
    <style:style style:name="ce193" style:family="table-cell" style:parent-style-name="Default">
      <style:table-cell-properties fo:background-color="#ffffa6" fo:border="0.06pt solid #000000"/>
    </style:style>
    <style:style style:name="ce19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02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2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20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20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2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4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20" style:family="table-cell" style:parent-style-name="Default">
      <style:table-cell-properties fo:background-color="#dddddd" fo:wrap-option="no-wrap"/>
    </style:style>
    <style:style style:name="ce2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2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23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wrap-option="no-wrap"/>
    </style:style>
    <style:style style:name="ce237" style:family="table-cell" style:parent-style-name="Default">
      <style:text-properties fo:font-size="12pt" style:text-underline-style="none" style:font-size-asian="12pt" style:font-size-complex="12pt"/>
    </style:style>
    <style:style style:name="ce2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39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2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order="0.06pt solid #000000"/>
    </style:style>
    <style:style style:name="ce25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54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255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256" style:family="table-cell" style:parent-style-name="Default">
      <style:table-cell-properties fo:background-color="#dddddd" fo:border="none"/>
    </style:style>
    <style:style style:name="ce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2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dddddd"/>
    </style:style>
    <style:style style:name="ce11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fo:background-color="#ffffa6" fo:border="0.06pt solid #000000" style:vertical-align="middle"/>
    </style:style>
    <style:style style:name="ce132" style:family="table-cell" style:parent-style-name="Default">
      <style:table-cell-properties fo:background-color="#ffffa6" fo:border="0.06pt solid #000000"/>
    </style:style>
    <style:style style:name="ce13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37" style:family="table-cell" style:parent-style-name="Default">
      <style:table-cell-properties fo:background-color="#dddddd"/>
      <style:text-properties style:font-name="Liberation Serif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4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dddddd" fo:wrap-option="no-wrap"/>
    </style:style>
    <style:style style:name="ce16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6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7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wrap-option="no-wrap"/>
    </style:style>
    <style:style style:name="ce176" style:family="table-cell" style:parent-style-name="Default">
      <style:text-properties fo:font-size="12pt" style:text-underline-style="none" style:font-size-asian="12pt" style:font-size-complex="12pt"/>
    </style:style>
    <style:style style:name="ce1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81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fo:font-size="14pt" style:font-size-asian="14pt" style:font-size-complex="14pt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4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8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70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6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277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278" style:family="table-cell" style:parent-style-name="Default">
      <style:table-cell-properties fo:background-color="#dddddd" fo:border="none"/>
    </style:style>
    <style:style style:name="ce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80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2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28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</style:style>
    <style:style style:name="ce28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27"/>
        <table:table-column table:style-name="co3" table:default-cell-style-name="ce127"/>
        <table:table-column table:style-name="co4" table:default-cell-style-name="ce127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17"/>
          <table:table-cell table:style-name="ce118" table:number-columns-repeated="3"/>
          <table:table-cell table:style-name="ce117" table:number-columns-repeated="2"/>
          <table:table-cell table:number-columns-repeated="3"/>
        </table:table-row>
        <table:table-row table:style-name="ro2">
          <table:table-cell table:style-name="ce117"/>
          <table:table-cell table:style-name="ce119" office:value-type="string" calcext:value-type="string" table:number-columns-spanned="4" table:number-rows-spanned="1">
            <text:p>NASDAQ</text:p>
          </table:table-cell>
          <table:covered-table-cell table:style-name="ce125"/>
          <table:covered-table-cell table:style-name="ce129"/>
          <table:covered-table-cell table:style-name="ce130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120" office:value-type="string" calcext:value-type="string" table:number-columns-spanned="1" table:number-rows-spanned="2">
            <text:p>Short Time Series – 50 points</text:p>
          </table:table-cell>
          <table:table-cell table:style-name="ce120" office:value-type="string" calcext:value-type="string">
            <text:p>Short-term Forecasting</text:p>
          </table:table-cell>
          <table:table-cell table:style-name="ce120" office:value-type="string" calcext:value-type="string" table:number-columns-spanned="1" table:number-rows-spanned="2">
            <text:p>Parameter Searching</text:p>
          </table:table-cell>
          <table:table-cell table:style-name="ce120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number-columns-repeated="3"/>
        </table:table-row>
        <table:table-row table:style-name="ro3">
          <table:table-cell table:style-name="ce117"/>
          <table:covered-table-cell table:style-name="ce120"/>
          <table:table-cell table:style-name="ce120" office:value-type="string" calcext:value-type="string">
            <text:p>Long-term Forecasting</text:p>
          </table:table-cell>
          <table:covered-table-cell table:number-columns-repeated="2" table:style-name="ce130"/>
          <table:table-cell table:style-name="ce133"/>
          <table:table-cell table:number-columns-repeated="3"/>
        </table:table-row>
        <table:table-row table:style-name="ro3">
          <table:table-cell table:style-name="ce117"/>
          <table:table-cell table:style-name="ce121" office:value-type="string" calcext:value-type="string" table:number-columns-spanned="1" table:number-rows-spanned="2">
            <text:p>Long Time Series</text:p>
          </table:table-cell>
          <table:table-cell table:style-name="ce121" office:value-type="string" calcext:value-type="string">
            <text:p>Short-term Forecasting</text:p>
          </table:table-cell>
          <table:table-cell table:style-name="ce121" office:value-type="string" calcext:value-type="string" table:number-columns-spanned="1" table:number-rows-spanned="2">
            <text:p>Parameter Searching</text:p>
          </table:table-cell>
          <table:table-cell table:style-name="ce121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121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33"/>
          <table:table-cell table:number-columns-repeated="3"/>
        </table:table-row>
        <table:table-row table:style-name="ro1">
          <table:table-cell table:style-name="ce117"/>
          <table:table-cell table:style-name="ce123" table:number-columns-repeated="2"/>
          <table:table-cell table:style-name="ce117" table:number-columns-repeated="2"/>
          <table:table-cell table:style-name="ce133"/>
          <table:table-cell table:style-name="ce134" table:number-columns-repeated="2"/>
          <table:table-cell/>
        </table:table-row>
        <table:table-row table:style-name="ro2">
          <table:table-cell table:style-name="ce117"/>
          <table:table-cell table:style-name="ce124" office:value-type="string" calcext:value-type="string" table:number-columns-spanned="4" table:number-rows-spanned="1">
            <text:p>Book</text:p>
          </table:table-cell>
          <table:covered-table-cell table:style-name="ce125"/>
          <table:covered-table-cell table:style-name="ce130"/>
          <table:covered-table-cell table:style-name="ce120"/>
          <table:table-cell table:style-name="ce133"/>
          <table:table-cell table:style-name="ce135"/>
          <table:table-cell table:style-name="ce136"/>
          <table:table-cell table:style-name="ce136" table:number-columns-spanned="1" table:number-rows-spanned="2"/>
        </table:table-row>
        <table:table-row table:style-name="ro3">
          <table:table-cell table:style-name="ce117"/>
          <table:table-cell table:style-name="ce120" office:value-type="string" calcext:value-type="string" table:number-columns-spanned="1" table:number-rows-spanned="2">
            <text:p>Short Time Series</text:p>
          </table:table-cell>
          <table:table-cell table:style-name="ce120" office:value-type="string" calcext:value-type="string">
            <text:p>Short-term Forecasting</text:p>
          </table:table-cell>
          <table:table-cell table:style-name="ce120" office:value-type="string" calcext:value-type="string" table:number-columns-spanned="1" table:number-rows-spanned="2">
            <text:p>Parameter Searching</text:p>
          </table:table-cell>
          <table:table-cell table:style-name="ce120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style-name="ce135"/>
          <table:table-cell table:style-name="ce136"/>
          <table:covered-table-cell/>
        </table:table-row>
        <table:table-row table:style-name="ro3">
          <table:table-cell table:style-name="ce117"/>
          <table:covered-table-cell table:style-name="ce125"/>
          <table:table-cell table:style-name="ce120" office:value-type="string" calcext:value-type="string">
            <text:p>Long-term Forecasting</text:p>
          </table:table-cell>
          <table:covered-table-cell table:number-columns-repeated="2" table:style-name="ce130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121" office:value-type="string" calcext:value-type="string" table:number-columns-spanned="1" table:number-rows-spanned="2">
            <text:p>Long Time Series</text:p>
          </table:table-cell>
          <table:table-cell table:style-name="ce121" office:value-type="string" calcext:value-type="string">
            <text:p>Short-term Forecasting</text:p>
          </table:table-cell>
          <table:table-cell table:style-name="ce121" office:value-type="string" calcext:value-type="string" table:number-columns-spanned="1" table:number-rows-spanned="2">
            <text:p>Parameter Searching</text:p>
          </table:table-cell>
          <table:table-cell table:style-name="ce121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121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17"/>
          <table:table-cell table:number-columns-repeated="3"/>
        </table:table-row>
        <table:table-row table:style-name="ro1">
          <table:table-cell table:style-name="ce117" table:number-columns-repeated="6"/>
          <table:table-cell table:number-columns-repeated="3"/>
        </table:table-row>
        <table:table-row table:style-name="ro2">
          <table:table-cell table:style-name="ce117"/>
          <table:table-cell table:style-name="ce124" office:value-type="string" calcext:value-type="string" table:number-columns-spanned="4" table:number-rows-spanned="1">
            <text:p>Synthetic ~ Data Volume</text:p>
          </table:table-cell>
          <table:covered-table-cell table:style-name="ce125"/>
          <table:covered-table-cell table:number-columns-repeated="2" table:style-name="ce130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120" office:value-type="string" calcext:value-type="string" table:number-columns-spanned="1" table:number-rows-spanned="2">
            <text:p>Short Time Series</text:p>
          </table:table-cell>
          <table:table-cell table:style-name="ce120" office:value-type="string" calcext:value-type="string">
            <text:p>Short-term Forecasting</text:p>
          </table:table-cell>
          <table:table-cell table:style-name="ce120" office:value-type="string" calcext:value-type="string" table:number-columns-spanned="1" table:number-rows-spanned="2">
            <text:p>Parameter Searching</text:p>
          </table:table-cell>
          <table:table-cell table:style-name="ce120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5"/>
          <table:table-cell table:style-name="ce120" office:value-type="string" calcext:value-type="string">
            <text:p>Long-term Forecasting</text:p>
          </table:table-cell>
          <table:covered-table-cell table:number-columns-repeated="2" table:style-name="ce130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121" office:value-type="string" calcext:value-type="string" table:number-columns-spanned="1" table:number-rows-spanned="2">
            <text:p>Long Time Series</text:p>
          </table:table-cell>
          <table:table-cell table:style-name="ce121" office:value-type="string" calcext:value-type="string">
            <text:p>Short-term Forecasting</text:p>
          </table:table-cell>
          <table:table-cell table:style-name="ce121" office:value-type="string" calcext:value-type="string" table:number-columns-spanned="1" table:number-rows-spanned="2">
            <text:p>Parameter Searching</text:p>
          </table:table-cell>
          <table:table-cell table:style-name="ce121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121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17"/>
          <table:table-cell table:number-columns-repeated="3"/>
        </table:table-row>
        <table:table-row table:style-name="ro1">
          <table:table-cell table:style-name="ce117"/>
          <table:table-cell table:style-name="ce126"/>
          <table:table-cell table:style-name="ce128" table:number-columns-repeated="2"/>
          <table:table-cell table:style-name="ce117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8"/>
        <table:table-column table:style-name="co8" table:number-columns-repeated="3" table:default-cell-style-name="ce144"/>
        <table:table-column table:style-name="co7" table:default-cell-style-name="ce138"/>
        <table:table-column table:style-name="co6" table:number-columns-repeated="2" table:default-cell-style-name="ce144"/>
        <table:table-column table:style-name="co9" table:default-cell-style-name="ce144"/>
        <table:table-column table:style-name="co7" table:default-cell-style-name="ce138"/>
        <table:table-column table:style-name="co6" table:number-columns-repeated="3" table:default-cell-style-name="ce144"/>
        <table:table-column table:style-name="co7" table:default-cell-style-name="ce138"/>
        <table:table-column table:style-name="co6" table:number-columns-repeated="3" table:default-cell-style-name="ce139"/>
        <table:table-column table:style-name="co6" table:number-columns-repeated="1001" table:default-cell-style-name="Default"/>
        <table:table-row table:style-name="ro4">
          <table:table-cell table:style-name="ce137" table:number-columns-repeated="13"/>
          <table:table-cell table:number-columns-repeated="1004"/>
        </table:table-row>
        <table:table-row table:style-name="ro5">
          <table:table-cell table:style-name="ce137"/>
          <table:table-cell table:style-name="ce14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137"/>
          <table:table-cell table:style-name="ce137"/>
          <table:table-cell table:number-columns-repeated="1004"/>
        </table:table-row>
        <table:table-row table:style-name="ro4">
          <table:table-cell table:style-name="ce137" table:number-columns-repeated="13"/>
          <table:table-cell table:number-columns-repeated="1004"/>
        </table:table-row>
        <table:table-row table:style-name="ro6">
          <table:table-cell table:style-name="ce137"/>
          <table:table-cell table:style-name="ce141" office:value-type="string" calcext:value-type="string" table:number-columns-spanned="3" table:number-rows-spanned="1">
            <text:p>US Macro-economic data</text:p>
          </table:table-cell>
          <table:covered-table-cell table:style-name="ce145"/>
          <table:covered-table-cell table:style-name="ce147"/>
          <table:table-cell table:style-name="ce137"/>
          <table:table-cell table:style-name="ce141" office:value-type="string" calcext:value-type="string" table:number-columns-spanned="3" table:number-rows-spanned="1">
            <text:p>El-nino data</text:p>
          </table:table-cell>
          <table:covered-table-cell table:style-name="ce145"/>
          <table:covered-table-cell table:style-name="ce147"/>
          <table:table-cell table:style-name="ce137"/>
          <table:table-cell table:style-name="ce141" office:value-type="string" calcext:value-type="string" table:number-columns-spanned="3" table:number-rows-spanned="1">
            <text:p>Ozone</text:p>
          </table:table-cell>
          <table:covered-table-cell table:style-name="ce145"/>
          <table:covered-table-cell table:style-name="ce147"/>
          <table:table-cell table:style-name="ce137"/>
          <table:table-cell table:number-columns-repeated="1004"/>
        </table:table-row>
        <table:table-row table:style-name="ro6">
          <table:table-cell table:style-name="ce137"/>
          <table:table-cell table:style-name="ce142" office:value-type="string" calcext:value-type="string" table:number-columns-spanned="3" table:number-rows-spanned="1">
            <text:p>12 x 203</text:p>
          </table:table-cell>
          <table:covered-table-cell table:style-name="ce146"/>
          <table:covered-table-cell table:style-name="ce148"/>
          <table:table-cell table:style-name="ce137"/>
          <table:table-cell table:style-name="ce142" office:value-type="string" calcext:value-type="string" table:number-columns-spanned="3" table:number-rows-spanned="1">
            <text:p>12 x 61</text:p>
          </table:table-cell>
          <table:covered-table-cell table:style-name="ce146"/>
          <table:covered-table-cell table:style-name="ce148"/>
          <table:table-cell table:style-name="ce137"/>
          <table:table-cell table:style-name="ce142" office:value-type="string" calcext:value-type="string" table:number-columns-spanned="3" table:number-rows-spanned="1">
            <text:p>8 x 203</text:p>
          </table:table-cell>
          <table:covered-table-cell table:style-name="ce146"/>
          <table:covered-table-cell table:style-name="ce148"/>
          <table:table-cell table:style-name="ce137"/>
          <table:table-cell table:number-columns-repeated="1004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8">
          <table:table-cell/>
          <table:table-cell table:style-name="ce117" table:number-columns-repeated="3"/>
          <table:table-cell/>
          <table:table-cell table:style-name="ce150" table:number-columns-repeated="3"/>
          <table:table-cell/>
          <table:table-cell table:style-name="ce117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6">
          <table:table-cell/>
          <table:table-cell table:style-name="ce141" office:value-type="string" calcext:value-type="string" table:number-columns-spanned="3" table:number-rows-spanned="1">
            <text:p>Night Visitors</text:p>
          </table:table-cell>
          <table:covered-table-cell table:style-name="ce145"/>
          <table:covered-table-cell table:style-name="ce147"/>
          <table:table-cell/>
          <table:table-cell table:style-name="ce141" office:value-type="string" calcext:value-type="string" table:number-columns-spanned="3" table:number-rows-spanned="1">
            <text:p>Inflation</text:p>
          </table:table-cell>
          <table:covered-table-cell table:style-name="ce145"/>
          <table:covered-table-cell table:style-name="ce147"/>
          <table:table-cell/>
          <table:table-cell table:style-name="ce150"/>
          <table:table-cell table:style-name="ce117" table:number-columns-repeated="2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6">
          <table:table-cell/>
          <table:table-cell table:style-name="ce142" office:value-type="string" calcext:value-type="string" table:number-columns-spanned="3" table:number-rows-spanned="1">
            <text:p>8 x 56</text:p>
          </table:table-cell>
          <table:covered-table-cell table:style-name="ce146"/>
          <table:covered-table-cell table:style-name="ce148"/>
          <table:table-cell/>
          <table:table-cell table:style-name="ce142" office:value-type="string" calcext:value-type="string" table:number-columns-spanned="3" table:number-rows-spanned="1">
            <text:p>8 x 123</text:p>
          </table:table-cell>
          <table:covered-table-cell table:style-name="ce146"/>
          <table:covered-table-cell table:style-name="ce148"/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 table:style-name="ce1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137" table:number-columns-repeated="9"/>
          <table:table-cell table:number-columns-repeated="1004"/>
        </table:table-row>
        <table:table-row table:style-name="ro8">
          <table:table-cell table:style-name="ce137"/>
          <table:table-cell table:style-name="ce117" table:number-columns-repeated="3"/>
          <table:table-cell table:style-name="ce137"/>
          <table:table-cell table:style-name="ce117" table:number-columns-repeated="3"/>
          <table:table-cell table:style-name="ce137"/>
          <table:table-cell table:style-name="ce117" table:number-columns-repeated="3"/>
          <table:table-cell table:style-name="ce137"/>
          <table:table-cell table:number-columns-repeated="1004"/>
        </table:table-row>
        <table:table-row table:style-name="ro6">
          <table:table-cell/>
          <table:table-cell table:style-name="ce141" office:value-type="string" calcext:value-type="string" table:number-columns-spanned="3" table:number-rows-spanned="1">
            <text:p>Book – 3</text:p>
          </table:table-cell>
          <table:covered-table-cell table:style-name="ce145"/>
          <table:covered-table-cell table:style-name="ce147"/>
          <table:table-cell table:style-name="ce149"/>
          <table:table-cell table:style-name="ce141" office:value-type="string" calcext:value-type="string" table:number-columns-spanned="3" table:number-rows-spanned="1">
            <text:p>Yahoo</text:p>
          </table:table-cell>
          <table:covered-table-cell table:style-name="ce145"/>
          <table:covered-table-cell table:style-name="ce147"/>
          <table:table-cell table:style-name="ce149"/>
          <table:table-cell table:style-name="ce141" office:value-type="string" calcext:value-type="string" table:number-columns-spanned="3" table:number-rows-spanned="1">
            <text:p>NASDAQ</text:p>
          </table:table-cell>
          <table:covered-table-cell table:style-name="ce145"/>
          <table:covered-table-cell table:style-name="ce147"/>
          <table:table-cell table:number-columns-repeated="1005"/>
        </table:table-row>
        <table:table-row table:style-name="ro7">
          <table:table-cell/>
          <table:table-cell table:style-name="ce142" office:value-type="string" calcext:value-type="string" table:number-columns-spanned="3" table:number-rows-spanned="1">
            <text:p>3 x N</text:p>
          </table:table-cell>
          <table:covered-table-cell table:style-name="ce146"/>
          <table:covered-table-cell table:style-name="ce148"/>
          <table:table-cell table:style-name="ce149"/>
          <table:table-cell table:style-name="ce142" office:value-type="string" calcext:value-type="string" table:number-columns-spanned="3" table:number-rows-spanned="1">
            <text:p>5 x 2469</text:p>
          </table:table-cell>
          <table:covered-table-cell table:style-name="ce146"/>
          <table:covered-table-cell table:style-name="ce148"/>
          <table:table-cell table:style-name="ce149"/>
          <table:table-cell table:style-name="ce142" office:value-type="string" calcext:value-type="string" table:number-columns-spanned="3" table:number-rows-spanned="1">
            <text:p>82 x 40560</text:p>
          </table:table-cell>
          <table:covered-table-cell table:style-name="ce146"/>
          <table:covered-table-cell table:style-name="ce148"/>
          <table:table-cell table:number-columns-repeated="1005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style-name="ce149"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style-name="ce149"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137"/>
          <table:table-cell office:value-type="float" office:value="6" calcext:value-type="float">
            <text:p>6</text:p>
          </table:table-cell>
          <table:table-cell table:number-columns-repeated="2"/>
          <table:table-cell table:style-name="ce117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117"/>
          <table:table-cell office:value-type="float" office:value="6" calcext:value-type="float">
            <text:p>6</text:p>
          </table:table-cell>
          <table:table-cell table:number-columns-repeated="2"/>
          <table:table-cell table:style-name="ce137"/>
          <table:table-cell table:number-columns-repeated="1004"/>
        </table:table-row>
        <table:table-row table:style-name="ro9">
          <table:table-cell table:style-name="ce137"/>
          <table:table-cell office:value-type="float" office:value="7" calcext:value-type="float">
            <text:p>7</text:p>
          </table:table-cell>
          <table:table-cell table:number-columns-repeated="2"/>
          <table:table-cell table:style-name="ce117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117"/>
          <table:table-cell office:value-type="float" office:value="7" calcext:value-type="float">
            <text:p>7</text:p>
          </table:table-cell>
          <table:table-cell table:number-columns-repeated="2"/>
          <table:table-cell table:style-name="ce137"/>
          <table:table-cell table:number-columns-repeated="1004"/>
        </table:table-row>
        <table:table-row table:style-name="ro4">
          <table:table-cell table:style-name="ce117" table:number-columns-repeated="13"/>
          <table:table-cell table:number-columns-repeated="1004"/>
        </table:table-row>
        <table:table-row table:style-name="ro4" table:number-rows-repeated="3">
          <table:table-cell table:style-name="ce139" table:number-columns-repeated="13"/>
          <table:table-cell table:number-columns-repeated="1004"/>
        </table:table-row>
        <table:table-row table:style-name="ro4">
          <table:table-cell table:style-name="ce13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117"/>
        <table:table-column table:style-name="co10" table:default-cell-style-name="ce129"/>
        <table:table-column table:style-name="co11" table:default-cell-style-name="ce161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1" table:default-cell-style-name="ce171"/>
        <table:table-column table:style-name="co6" table:number-columns-repeated="2" table:default-cell-style-name="ce171"/>
        <table:table-column table:style-name="co6" table:default-cell-style-name="ce165"/>
        <table:table-column table:style-name="co6" table:default-cell-style-name="ce171"/>
        <table:table-column table:style-name="co6" table:default-cell-style-name="ce165"/>
        <table:table-column table:style-name="co6" table:default-cell-style-name="ce171"/>
        <table:table-column table:style-name="co11" table:default-cell-style-name="ce171"/>
        <table:table-column table:style-name="co6" table:number-columns-repeated="2" table:default-cell-style-name="ce165"/>
        <table:table-column table:style-name="co1" table:default-cell-style-name="ce169"/>
        <table:table-column table:style-name="co6" table:number-columns-repeated="2" table:default-cell-style-name="ce165"/>
        <table:table-column table:style-name="co1" table:default-cell-style-name="ce169"/>
        <table:table-column table:style-name="co15" table:default-cell-style-name="ce165"/>
        <table:table-column table:style-name="co1" table:default-cell-style-name="ce117"/>
        <table:table-row table:style-name="ro10">
          <table:table-cell/>
          <table:table-cell table:style-name="ce117" table:number-columns-repeated="20"/>
          <table:table-cell/>
        </table:table-row>
        <table:table-row table:style-name="ro11">
          <table:table-cell/>
          <table:table-cell table:style-name="ce153"/>
          <table:table-cell table:style-name="ce159"/>
          <table:table-cell table:style-name="ce162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 table:style-name="Default"/>
          <table:covered-table-cell table:style-name="ce117"/>
          <table:covered-table-cell table:style-name="ce152"/>
          <table:table-cell/>
        </table:table-row>
        <table:table-row table:style-name="ro10">
          <table:table-cell/>
          <table:table-cell table:style-name="ce153"/>
          <table:table-cell table:style-name="ce159"/>
          <table:table-cell table:style-name="ce117" table:number-columns-repeated="3"/>
          <table:table-cell table:style-name="ce159" table:number-columns-repeated="10"/>
          <table:table-cell table:style-name="ce117" table:number-columns-repeated="5"/>
          <table:table-cell/>
        </table:table-row>
        <table:table-row table:style-name="ro6">
          <table:table-cell/>
          <table:table-cell table:style-name="ce117"/>
          <table:table-cell table:style-name="ce160"/>
          <table:table-cell table:style-name="ce16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70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54" table:number-columns-repeated="2"/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covered-table-cell table:style-name="Default"/>
          <table:table-cell/>
        </table:table-row>
        <table:table-row table:style-name="ro10">
          <table:table-cell/>
          <table:table-cell table:style-name="ce155"/>
          <table:table-cell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 table:number-columns-repeated="2"/>
          <table:table-cell/>
        </table:table-row>
        <table:table-row table:style-name="ro7">
          <table:table-cell/>
          <table:table-cell table:style-name="ce156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663737" calcext:value-type="float">
            <text:p>1.663737</text:p>
          </table:table-cell>
          <table:table-cell table:style-name="ce166" office:value-type="float" office:value="0.0227405" calcext:value-type="float">
            <text:p>0.0227405</text:p>
          </table:table-cell>
          <table:table-cell/>
          <table:table-cell table:style-name="ce166" office:value-type="float" office:value="2.500472" calcext:value-type="float">
            <text:p>2.500472</text:p>
          </table:table-cell>
          <table:table-cell table:style-name="ce166" office:value-type="float" office:value="0.0346073" calcext:value-type="float">
            <text:p>0.0346073</text:p>
          </table:table-cell>
          <table:table-cell/>
          <table:table-cell table:style-name="ce166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4770476" calcext:value-type="float">
            <text:p>1.4770476</text:p>
          </table:table-cell>
          <table:table-cell table:style-name="ce166" office:value-type="float" office:value="0.0205741" calcext:value-type="float">
            <text:p>0.0205741</text:p>
          </table:table-cell>
          <table:table-cell/>
          <table:table-cell table:style-name="ce166" office:value-type="float" office:value="1.87692" calcext:value-type="float">
            <text:p>1.87692</text:p>
          </table:table-cell>
          <table:table-cell table:style-name="ce166" office:value-type="float" office:value="0.026281" calcext:value-type="float">
            <text:p>0.026281</text:p>
          </table:table-cell>
          <table:table-cell/>
          <table:table-cell table:style-name="ce166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347702" calcext:value-type="float">
            <text:p>1.347702</text:p>
          </table:table-cell>
          <table:table-cell table:style-name="ce166" office:value-type="float" office:value="0.018737" calcext:value-type="float">
            <text:p>0.018737</text:p>
          </table:table-cell>
          <table:table-cell/>
          <table:table-cell table:style-name="ce166" office:value-type="float" office:value="1.7430873" calcext:value-type="float">
            <text:p>1.7430873</text:p>
          </table:table-cell>
          <table:table-cell table:style-name="ce166" office:value-type="float" office:value="0.0245363" calcext:value-type="float">
            <text:p>0.0245363</text:p>
          </table:table-cell>
          <table:table-cell/>
          <table:table-cell table:style-name="ce166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.0880053" calcext:value-type="float">
            <text:p>2.0880053</text:p>
          </table:table-cell>
          <table:table-cell table:style-name="ce166" office:value-type="float" office:value="0.0293899" calcext:value-type="float">
            <text:p>0.0293899</text:p>
          </table:table-cell>
          <table:table-cell/>
          <table:table-cell table:style-name="ce166" office:value-type="float" office:value="1.5591839" calcext:value-type="float">
            <text:p>1.5591839</text:p>
          </table:table-cell>
          <table:table-cell table:style-name="ce166" office:value-type="float" office:value="0.0218572" calcext:value-type="float">
            <text:p>0.0218572</text:p>
          </table:table-cell>
          <table:table-cell/>
          <table:table-cell table:style-name="ce166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156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472198" calcext:value-type="float">
            <text:p>1.472198</text:p>
          </table:table-cell>
          <table:table-cell table:style-name="ce166" office:value-type="float" office:value="0.020653" calcext:value-type="float">
            <text:p>0.020653</text:p>
          </table:table-cell>
          <table:table-cell/>
          <table:table-cell table:style-name="ce166" office:value-type="float" office:value="1.6342625" calcext:value-type="float">
            <text:p>1.6342625</text:p>
          </table:table-cell>
          <table:table-cell table:style-name="ce166" office:value-type="float" office:value="0.023019" calcext:value-type="float">
            <text:p>0.023019</text:p>
          </table:table-cell>
          <table:table-cell/>
          <table:table-cell table:style-name="ce166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0.339382" calcext:value-type="float">
            <text:p>0.339382</text:p>
          </table:table-cell>
          <table:table-cell table:style-name="ce167" office:value-type="float" office:value="0.004755" calcext:value-type="float">
            <text:p>0.004755</text:p>
          </table:table-cell>
          <table:table-cell/>
          <table:table-cell table:style-name="ce167" office:value-type="float" office:value="1.136282" calcext:value-type="float">
            <text:p>1.136282</text:p>
          </table:table-cell>
          <table:table-cell table:style-name="ce167" office:value-type="float" office:value="0.015912" calcext:value-type="float">
            <text:p>0.015912</text:p>
          </table:table-cell>
          <table:table-cell/>
          <table:table-cell table:style-name="ce167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/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0.9559005" calcext:value-type="float">
            <text:p>0.9559005</text:p>
          </table:table-cell>
          <table:table-cell table:style-name="ce168" office:value-type="float" office:value="0.013318" calcext:value-type="float">
            <text:p>0.013318</text:p>
          </table:table-cell>
          <table:table-cell/>
          <table:table-cell table:style-name="ce168" office:value-type="float" office:value="1.2284981" calcext:value-type="float">
            <text:p>1.2284981</text:p>
          </table:table-cell>
          <table:table-cell table:style-name="ce168" office:value-type="float" office:value="0.0171025" calcext:value-type="float">
            <text:p>0.0171025</text:p>
          </table:table-cell>
          <table:table-cell/>
          <table:table-cell table:style-name="ce168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.1678639" calcext:value-type="float">
            <text:p>1.1678639</text:p>
          </table:table-cell>
          <table:table-cell table:style-name="ce167" office:value-type="float" office:value="0.016257" calcext:value-type="float">
            <text:p>0.016257</text:p>
          </table:table-cell>
          <table:table-cell/>
          <table:table-cell table:style-name="ce167" office:value-type="float" office:value="1.556005" calcext:value-type="float">
            <text:p>1.556005</text:p>
          </table:table-cell>
          <table:table-cell table:style-name="ce167" office:value-type="float" office:value="0.021727" calcext:value-type="float">
            <text:p>0.021727</text:p>
          </table:table-cell>
          <table:table-cell/>
          <table:table-cell table:style-name="ce167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63439" calcext:value-type="float">
            <text:p>1.063439</text:p>
          </table:table-cell>
          <table:table-cell table:style-name="ce168" office:value-type="float" office:value="0.014841" calcext:value-type="float">
            <text:p>0.014841</text:p>
          </table:table-cell>
          <table:table-cell/>
          <table:table-cell table:style-name="ce168" office:value-type="float" office:value="1.4329941" calcext:value-type="float">
            <text:p>1.4329941</text:p>
          </table:table-cell>
          <table:table-cell table:style-name="ce168" office:value-type="float" office:value="0.0199402" calcext:value-type="float">
            <text:p>0.0199402</text:p>
          </table:table-cell>
          <table:table-cell/>
          <table:table-cell table:style-name="ce168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54" table:number-columns-repeated="2"/>
          <table:table-cell table:style-name="ce169" table:number-columns-repeated="3"/>
          <table:table-cell table:style-name="ce172" table:number-columns-repeated="10"/>
          <table:table-cell/>
          <table:table-cell table:style-name="ce172" table:number-columns-repeated="2"/>
          <table:table-cell/>
          <table:table-cell table:style-name="ce169"/>
          <table:table-cell/>
        </table:table-row>
        <table:table-row table:style-name="ro7">
          <table:table-cell/>
          <table:table-cell table:style-name="ce157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84863513" calcext:value-type="float">
            <text:p>1.84863513</text:p>
          </table:table-cell>
          <table:table-cell table:style-name="ce166" office:value-type="float" office:value="0.02526777" calcext:value-type="float">
            <text:p>0.02526777</text:p>
          </table:table-cell>
          <table:table-cell/>
          <table:table-cell table:style-name="ce166" office:value-type="float" office:value="1.9387255" calcext:value-type="float">
            <text:p>1.9387255</text:p>
          </table:table-cell>
          <table:table-cell table:style-name="ce166" office:value-type="float" office:value="0.0268326" calcext:value-type="float">
            <text:p>0.0268326</text:p>
          </table:table-cell>
          <table:table-cell/>
          <table:table-cell table:style-name="ce166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501032" calcext:value-type="float">
            <text:p>1.501032</text:p>
          </table:table-cell>
          <table:table-cell table:style-name="ce166" office:value-type="float" office:value="0.0209082" calcext:value-type="float">
            <text:p>0.0209082</text:p>
          </table:table-cell>
          <table:table-cell/>
          <table:table-cell table:style-name="ce166" office:value-type="float" office:value="1.3763306" calcext:value-type="float">
            <text:p>1.3763306</text:p>
          </table:table-cell>
          <table:table-cell table:style-name="ce166" office:value-type="float" office:value="0.0192717" calcext:value-type="float">
            <text:p>0.0192717</text:p>
          </table:table-cell>
          <table:table-cell/>
          <table:table-cell table:style-name="ce166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247359" calcext:value-type="float">
            <text:p>1.247359</text:p>
          </table:table-cell>
          <table:table-cell table:style-name="ce166" office:value-type="float" office:value="0.0173421" calcext:value-type="float">
            <text:p>0.0173421</text:p>
          </table:table-cell>
          <table:table-cell/>
          <table:table-cell table:style-name="ce166" office:value-type="float" office:value="1.5838347" calcext:value-type="float">
            <text:p>1.5838347</text:p>
          </table:table-cell>
          <table:table-cell table:style-name="ce166" office:value-type="float" office:value="0.0222946" calcext:value-type="float">
            <text:p>0.0222946</text:p>
          </table:table-cell>
          <table:table-cell/>
          <table:table-cell table:style-name="ce166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8550645" calcext:value-type="float">
            <text:p>1.8550645</text:p>
          </table:table-cell>
          <table:table-cell table:style-name="ce166" office:value-type="float" office:value="0.0261111" calcext:value-type="float">
            <text:p>0.0261111</text:p>
          </table:table-cell>
          <table:table-cell/>
          <table:table-cell table:style-name="ce166" office:value-type="float" office:value="1.4155404" calcext:value-type="float">
            <text:p>1.4155404</text:p>
          </table:table-cell>
          <table:table-cell table:style-name="ce166" office:value-type="float" office:value="0.0198435" calcext:value-type="float">
            <text:p>0.0198435</text:p>
          </table:table-cell>
          <table:table-cell/>
          <table:table-cell table:style-name="ce166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157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1" calcext:value-type="float">
            <text:p>0.1</text:p>
          </table:table-cell>
          <table:table-cell/>
          <table:table-cell table:style-name="ce166" office:value-type="float" office:value="1.397108" calcext:value-type="float">
            <text:p>1.397108</text:p>
          </table:table-cell>
          <table:table-cell table:style-name="ce166" office:value-type="float" office:value="0.019599" calcext:value-type="float">
            <text:p>0.019599</text:p>
          </table:table-cell>
          <table:table-cell/>
          <table:table-cell table:style-name="ce166" office:value-type="float" office:value="1.430633" calcext:value-type="float">
            <text:p>1.430633</text:p>
          </table:table-cell>
          <table:table-cell table:style-name="ce166" office:value-type="float" office:value="0.020151" calcext:value-type="float">
            <text:p>0.020151</text:p>
          </table:table-cell>
          <table:table-cell/>
          <table:table-cell table:style-name="ce166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" calcext:value-type="float">
            <text:p>5</text:p>
          </table:table-cell>
          <table:table-cell/>
          <table:table-cell table:style-name="ce167" office:value-type="float" office:value="0.216386" calcext:value-type="float">
            <text:p>0.216386</text:p>
          </table:table-cell>
          <table:table-cell table:style-name="ce167" office:value-type="float" office:value="0.0030317" calcext:value-type="float">
            <text:p>0.0030317</text:p>
          </table:table-cell>
          <table:table-cell/>
          <table:table-cell table:style-name="ce167" office:value-type="float" office:value="0.65831" calcext:value-type="float">
            <text:p>0.65831</text:p>
          </table:table-cell>
          <table:table-cell table:style-name="ce167" office:value-type="float" office:value="0.0092188" calcext:value-type="float">
            <text:p>0.0092188</text:p>
          </table:table-cell>
          <table:table-cell/>
          <table:table-cell table:style-name="ce167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7" calcext:value-type="float">
            <text:p>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863809" calcext:value-type="float">
            <text:p>1.0863809</text:p>
          </table:table-cell>
          <table:table-cell table:style-name="ce168" office:value-type="float" office:value="0.0151363" calcext:value-type="float">
            <text:p>0.0151363</text:p>
          </table:table-cell>
          <table:table-cell/>
          <table:table-cell table:style-name="ce168" office:value-type="float" office:value="0.7532134" calcext:value-type="float">
            <text:p>0.7532134</text:p>
          </table:table-cell>
          <table:table-cell table:style-name="ce168" office:value-type="float" office:value="0.010485862" calcext:value-type="float">
            <text:p>0.010485862</text:p>
          </table:table-cell>
          <table:table-cell/>
          <table:table-cell table:style-name="ce168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.559804" calcext:value-type="float">
            <text:p>1.559804</text:p>
          </table:table-cell>
          <table:table-cell table:style-name="ce167" office:value-type="float" office:value="0.0217135" calcext:value-type="float">
            <text:p>0.0217135</text:p>
          </table:table-cell>
          <table:table-cell/>
          <table:table-cell table:style-name="ce167" office:value-type="float" office:value="1.3026913" calcext:value-type="float">
            <text:p>1.3026913</text:p>
          </table:table-cell>
          <table:table-cell table:style-name="ce167" office:value-type="float" office:value="0.01819" calcext:value-type="float">
            <text:p>0.01819</text:p>
          </table:table-cell>
          <table:table-cell/>
          <table:table-cell table:style-name="ce167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/>
          <table:table-cell table:number-columns-repeated="2"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562796" calcext:value-type="float">
            <text:p>1.0562796</text:p>
          </table:table-cell>
          <table:table-cell table:style-name="ce168" office:value-type="float" office:value="0.014741" calcext:value-type="float">
            <text:p>0.014741</text:p>
          </table:table-cell>
          <table:table-cell/>
          <table:table-cell table:style-name="ce168" office:value-type="float" office:value="1.471853" calcext:value-type="float">
            <text:p>1.471853</text:p>
          </table:table-cell>
          <table:table-cell table:style-name="ce168" office:value-type="float" office:value="0.02048" calcext:value-type="float">
            <text:p>0.02048</text:p>
          </table:table-cell>
          <table:table-cell/>
          <table:table-cell table:style-name="ce168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54"/>
          <table:table-cell table:style-name="ce117"/>
          <table:table-cell table:style-name="ce169" table:number-columns-repeated="4"/>
          <table:table-cell table:style-name="ce172" table:number-columns-repeated="6"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/>
          <table:table-cell table:style-name="ce169"/>
          <table:table-cell/>
        </table:table-row>
        <table:table-row table:style-name="ro7">
          <table:table-cell/>
          <table:table-cell table:style-name="ce157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919909" calcext:value-type="float">
            <text:p>1.919909</text:p>
          </table:table-cell>
          <table:table-cell table:style-name="ce166" office:value-type="float" office:value="0.0262419" calcext:value-type="float">
            <text:p>0.0262419</text:p>
          </table:table-cell>
          <table:table-cell/>
          <table:table-cell table:style-name="ce166" office:value-type="float" office:value="74.725079" calcext:value-type="float">
            <text:p>74.725079</text:p>
          </table:table-cell>
          <table:table-cell table:style-name="ce166" office:value-type="float" office:value="1.0342198" calcext:value-type="float">
            <text:p>1.0342198</text:p>
          </table:table-cell>
          <table:table-cell/>
          <table:table-cell table:style-name="ce166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2267571" calcext:value-type="float">
            <text:p>1.2267571</text:p>
          </table:table-cell>
          <table:table-cell table:style-name="ce166" office:value-type="float" office:value="0.01708778" calcext:value-type="float">
            <text:p>0.01708778</text:p>
          </table:table-cell>
          <table:table-cell/>
          <table:table-cell table:style-name="ce166" office:value-type="float" office:value="74.196388" calcext:value-type="float">
            <text:p>74.196388</text:p>
          </table:table-cell>
          <table:table-cell table:style-name="ce166" office:value-type="float" office:value="1.03891551" calcext:value-type="float">
            <text:p>1.03891551</text:p>
          </table:table-cell>
          <table:table-cell/>
          <table:table-cell table:style-name="ce166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438964" calcext:value-type="float">
            <text:p>1.438964</text:p>
          </table:table-cell>
          <table:table-cell table:style-name="ce166" office:value-type="float" office:value="0.020006" calcext:value-type="float">
            <text:p>0.020006</text:p>
          </table:table-cell>
          <table:table-cell/>
          <table:table-cell table:style-name="ce166" office:value-type="float" office:value="73.740121" calcext:value-type="float">
            <text:p>73.740121</text:p>
          </table:table-cell>
          <table:table-cell table:style-name="ce166" office:value-type="float" office:value="1.0379919" calcext:value-type="float">
            <text:p>1.0379919</text:p>
          </table:table-cell>
          <table:table-cell/>
          <table:table-cell table:style-name="ce166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2.0140127" calcext:value-type="float">
            <text:p>2.0140127</text:p>
          </table:table-cell>
          <table:table-cell table:style-name="ce166" office:value-type="float" office:value="0.028348" calcext:value-type="float">
            <text:p>0.028348</text:p>
          </table:table-cell>
          <table:table-cell/>
          <table:table-cell table:style-name="ce166" office:value-type="float" office:value="74.05144" calcext:value-type="float">
            <text:p>74.05144</text:p>
          </table:table-cell>
          <table:table-cell table:style-name="ce166" office:value-type="float" office:value="1.0380817" calcext:value-type="float">
            <text:p>1.0380817</text:p>
          </table:table-cell>
          <table:table-cell/>
          <table:table-cell table:style-name="ce166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691474" calcext:value-type="float">
            <text:p>1.691474</text:p>
          </table:table-cell>
          <table:table-cell table:style-name="ce166" office:value-type="float" office:value="0.0237295" calcext:value-type="float">
            <text:p>0.0237295</text:p>
          </table:table-cell>
          <table:table-cell/>
          <table:table-cell table:style-name="ce166" office:value-type="float" office:value="73.82185" calcext:value-type="float">
            <text:p>73.82185</text:p>
          </table:table-cell>
          <table:table-cell table:style-name="ce166" office:value-type="float" office:value="1.0398181" calcext:value-type="float">
            <text:p>1.0398181</text:p>
          </table:table-cell>
          <table:table-cell/>
          <table:table-cell table:style-name="ce166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0.526125" calcext:value-type="float">
            <text:p>0.526125</text:p>
          </table:table-cell>
          <table:table-cell table:style-name="ce167" office:value-type="float" office:value="0.007371" calcext:value-type="float">
            <text:p>0.007371</text:p>
          </table:table-cell>
          <table:table-cell/>
          <table:table-cell table:style-name="ce167" office:value-type="float" office:value="74.1967" calcext:value-type="float">
            <text:p>74.1967</text:p>
          </table:table-cell>
          <table:table-cell table:style-name="ce167" office:value-type="float" office:value="1.039042" calcext:value-type="float">
            <text:p>1.039042</text:p>
          </table:table-cell>
          <table:table-cell/>
          <table:table-cell table:style-name="ce167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220822" calcext:value-type="float">
            <text:p>1.220822</text:p>
          </table:table-cell>
          <table:table-cell table:style-name="ce168" office:value-type="float" office:value="0.017009" calcext:value-type="float">
            <text:p>0.017009</text:p>
          </table:table-cell>
          <table:table-cell/>
          <table:table-cell table:style-name="ce168" office:value-type="float" office:value="74.32754" calcext:value-type="float">
            <text:p>74.32754</text:p>
          </table:table-cell>
          <table:table-cell table:style-name="ce168" office:value-type="float" office:value="1.034751" calcext:value-type="float">
            <text:p>1.034751</text:p>
          </table:table-cell>
          <table:table-cell/>
          <table:table-cell table:style-name="ce168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1.650266" calcext:value-type="float">
            <text:p>1.650266</text:p>
          </table:table-cell>
          <table:table-cell table:style-name="ce167" office:value-type="float" office:value="0.022972" calcext:value-type="float">
            <text:p>0.022972</text:p>
          </table:table-cell>
          <table:table-cell/>
          <table:table-cell table:style-name="ce167" office:value-type="float" office:value="74.09533" calcext:value-type="float">
            <text:p>74.09533</text:p>
          </table:table-cell>
          <table:table-cell table:style-name="ce167" office:value-type="float" office:value="1.0346291" calcext:value-type="float">
            <text:p>1.0346291</text:p>
          </table:table-cell>
          <table:table-cell/>
          <table:table-cell table:style-name="ce167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15019" calcext:value-type="float">
            <text:p>1.15019</text:p>
          </table:table-cell>
          <table:table-cell table:style-name="ce168" office:value-type="float" office:value="0.016051" calcext:value-type="float">
            <text:p>0.016051</text:p>
          </table:table-cell>
          <table:table-cell/>
          <table:table-cell table:style-name="ce168" office:value-type="float" office:value="74.5265" calcext:value-type="float">
            <text:p>74.5265</text:p>
          </table:table-cell>
          <table:table-cell table:style-name="ce168" office:value-type="float" office:value="1.037042" calcext:value-type="float">
            <text:p>1.037042</text:p>
          </table:table-cell>
          <table:table-cell/>
          <table:table-cell table:style-name="ce168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54"/>
          <table:table-cell table:style-name="ce117"/>
          <table:table-cell table:style-name="ce169" table:number-columns-repeated="4"/>
          <table:table-cell table:style-name="ce172" table:number-columns-repeated="6"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style-name="ce117"/>
          <table:table-cell table:style-name="ce169"/>
          <table:table-cell/>
        </table:table-row>
        <table:table-row table:style-name="ro7">
          <table:table-cell/>
          <table:table-cell table:style-name="ce157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3.001783" calcext:value-type="float">
            <text:p>3.001783</text:p>
          </table:table-cell>
          <table:table-cell table:style-name="ce166" office:value-type="float" office:value="0.041029" calcext:value-type="float">
            <text:p>0.041029</text:p>
          </table:table-cell>
          <table:table-cell/>
          <table:table-cell table:style-name="ce166" office:value-type="float" office:value="2.5162279" calcext:value-type="float">
            <text:p>2.5162279</text:p>
          </table:table-cell>
          <table:table-cell table:style-name="ce166" office:value-type="float" office:value="0.0348254" calcext:value-type="float">
            <text:p>0.0348254</text:p>
          </table:table-cell>
          <table:table-cell/>
          <table:table-cell table:style-name="ce181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3.343592" calcext:value-type="float">
            <text:p>3.343592</text:p>
          </table:table-cell>
          <table:table-cell table:style-name="ce166" office:value-type="float" office:value="0.0465736" calcext:value-type="float">
            <text:p>0.0465736</text:p>
          </table:table-cell>
          <table:table-cell/>
          <table:table-cell table:style-name="ce166" office:value-type="float" office:value="3.3491786" calcext:value-type="float">
            <text:p>3.3491786</text:p>
          </table:table-cell>
          <table:table-cell table:style-name="ce166" office:value-type="float" office:value="0.0468959" calcext:value-type="float">
            <text:p>0.0468959</text:p>
          </table:table-cell>
          <table:table-cell/>
          <table:table-cell table:style-name="ce166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4.564385" calcext:value-type="float">
            <text:p>4.564385</text:p>
          </table:table-cell>
          <table:table-cell table:style-name="ce166" office:value-type="float" office:value="0.0634589" calcext:value-type="float">
            <text:p>0.0634589</text:p>
          </table:table-cell>
          <table:table-cell/>
          <table:table-cell table:style-name="ce166" office:value-type="float" office:value="4.905071" calcext:value-type="float">
            <text:p>4.905071</text:p>
          </table:table-cell>
          <table:table-cell table:style-name="ce166" office:value-type="float" office:value="0.06904551" calcext:value-type="float">
            <text:p>0.06904551</text:p>
          </table:table-cell>
          <table:table-cell/>
          <table:table-cell table:style-name="ce166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631357" calcext:value-type="float">
            <text:p>1.631357</text:p>
          </table:table-cell>
          <table:table-cell table:style-name="ce166" office:value-type="float" office:value="0.022962" calcext:value-type="float">
            <text:p>0.022962</text:p>
          </table:table-cell>
          <table:table-cell/>
          <table:table-cell table:style-name="ce166" office:value-type="float" office:value="1.7062472" calcext:value-type="float">
            <text:p>1.7062472</text:p>
          </table:table-cell>
          <table:table-cell table:style-name="ce166" office:value-type="float" office:value="0.0239188" calcext:value-type="float">
            <text:p>0.0239188</text:p>
          </table:table-cell>
          <table:table-cell/>
          <table:table-cell table:style-name="ce166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7.096393" calcext:value-type="float">
            <text:p>7.096393</text:p>
          </table:table-cell>
          <table:table-cell table:style-name="ce166" office:value-type="float" office:value="0.099554" calcext:value-type="float">
            <text:p>0.099554</text:p>
          </table:table-cell>
          <table:table-cell/>
          <table:table-cell table:style-name="ce166" office:value-type="float" office:value="6.298484" calcext:value-type="float">
            <text:p>6.298484</text:p>
          </table:table-cell>
          <table:table-cell table:style-name="ce166" office:value-type="float" office:value="0.08871733" calcext:value-type="float">
            <text:p>0.08871733</text:p>
          </table:table-cell>
          <table:table-cell/>
          <table:table-cell table:style-name="ce166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0.601923" calcext:value-type="float">
            <text:p>0.601923</text:p>
          </table:table-cell>
          <table:table-cell table:style-name="ce167" office:value-type="float" office:value="0.00843" calcext:value-type="float">
            <text:p>0.00843</text:p>
          </table:table-cell>
          <table:table-cell/>
          <table:table-cell table:style-name="ce167" office:value-type="float" office:value="0.8845169" calcext:value-type="float">
            <text:p>0.8845169</text:p>
          </table:table-cell>
          <table:table-cell table:style-name="ce167" office:value-type="float" office:value="0.012386" calcext:value-type="float">
            <text:p>0.012386</text:p>
          </table:table-cell>
          <table:table-cell/>
          <table:table-cell table:style-name="ce167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300546" calcext:value-type="float">
            <text:p>1.300546</text:p>
          </table:table-cell>
          <table:table-cell table:style-name="ce168" office:value-type="float" office:value="0.01812" calcext:value-type="float">
            <text:p>0.01812</text:p>
          </table:table-cell>
          <table:table-cell/>
          <table:table-cell table:style-name="ce168" office:value-type="float" office:value="0.9214225" calcext:value-type="float">
            <text:p>0.9214225</text:p>
          </table:table-cell>
          <table:table-cell table:style-name="ce168" office:value-type="float" office:value="0.0128275" calcext:value-type="float">
            <text:p>0.0128275</text:p>
          </table:table-cell>
          <table:table-cell/>
          <table:table-cell table:style-name="ce168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1.6315928" calcext:value-type="float">
            <text:p>1.6315928</text:p>
          </table:table-cell>
          <table:table-cell table:style-name="ce167" office:value-type="float" office:value="0.02271" calcext:value-type="float">
            <text:p>0.02271</text:p>
          </table:table-cell>
          <table:table-cell/>
          <table:table-cell table:style-name="ce167" office:value-type="float" office:value="1.50309755" calcext:value-type="float">
            <text:p>1.50309755</text:p>
          </table:table-cell>
          <table:table-cell table:style-name="ce167" office:value-type="float" office:value="0.0209884" calcext:value-type="float">
            <text:p>0.0209884</text:p>
          </table:table-cell>
          <table:table-cell/>
          <table:table-cell table:style-name="ce167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1971627" calcext:value-type="float">
            <text:p>1.1971627</text:p>
          </table:table-cell>
          <table:table-cell table:style-name="ce168" office:value-type="float" office:value="0.0167072" calcext:value-type="float">
            <text:p>0.0167072</text:p>
          </table:table-cell>
          <table:table-cell/>
          <table:table-cell table:style-name="ce168" office:value-type="float" office:value="1.33832" calcext:value-type="float">
            <text:p>1.33832</text:p>
          </table:table-cell>
          <table:table-cell table:style-name="ce168" office:value-type="float" office:value="0.0186228" calcext:value-type="float">
            <text:p>0.0186228</text:p>
          </table:table-cell>
          <table:table-cell/>
          <table:table-cell table:style-name="ce168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117" table:number-columns-repeated="20"/>
          <table:table-cell/>
        </table:table-row>
        <table:table-row table:style-name="ro7">
          <table:table-cell/>
          <table:table-cell table:style-name="ce157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2.529005" calcext:value-type="float">
            <text:p>2.529005</text:p>
          </table:table-cell>
          <table:table-cell table:style-name="ce166" office:value-type="float" office:value="0.035002" calcext:value-type="float">
            <text:p>0.035002</text:p>
          </table:table-cell>
          <table:table-cell/>
          <table:table-cell table:style-name="ce166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614148" calcext:value-type="float">
            <text:p>1.614148</text:p>
          </table:table-cell>
          <table:table-cell table:style-name="ce166" office:value-type="float" office:value="0.0226016" calcext:value-type="float">
            <text:p>0.0226016</text:p>
          </table:table-cell>
          <table:table-cell/>
          <table:table-cell table:style-name="ce166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7903566" calcext:value-type="float">
            <text:p>1.7903566</text:p>
          </table:table-cell>
          <table:table-cell table:style-name="ce166" office:value-type="float" office:value="0.0252016" calcext:value-type="float">
            <text:p>0.0252016</text:p>
          </table:table-cell>
          <table:table-cell/>
          <table:table-cell table:style-name="ce166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506039" calcext:value-type="float">
            <text:p>1.506039</text:p>
          </table:table-cell>
          <table:table-cell table:style-name="ce166" office:value-type="float" office:value="0.0211122" calcext:value-type="float">
            <text:p>0.0211122</text:p>
          </table:table-cell>
          <table:table-cell/>
          <table:table-cell table:style-name="ce166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3.2936645" calcext:value-type="float">
            <text:p>3.2936645</text:p>
          </table:table-cell>
          <table:table-cell table:style-name="ce166" office:value-type="float" office:value="0.0463929" calcext:value-type="float">
            <text:p>0.0463929</text:p>
          </table:table-cell>
          <table:table-cell/>
          <table:table-cell table:style-name="ce166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7" office:value-type="float" office:value="1.0131711" calcext:value-type="float">
            <text:p>1.0131711</text:p>
          </table:table-cell>
          <table:table-cell table:style-name="ce167" office:value-type="float" office:value="0.0141883" calcext:value-type="float">
            <text:p>0.0141883</text:p>
          </table:table-cell>
          <table:table-cell/>
          <table:table-cell table:style-name="ce167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8" office:value-type="float" office:value="0.881622" calcext:value-type="float">
            <text:p>0.881622</text:p>
          </table:table-cell>
          <table:table-cell table:style-name="ce168" office:value-type="float" office:value="0.012273" calcext:value-type="float">
            <text:p>0.012273</text:p>
          </table:table-cell>
          <table:table-cell/>
          <table:table-cell table:style-name="ce168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7" office:value-type="float" office:value="1.615684" calcext:value-type="float">
            <text:p>1.615684</text:p>
          </table:table-cell>
          <table:table-cell table:style-name="ce167" office:value-type="float" office:value="0.02256" calcext:value-type="float">
            <text:p>0.02256</text:p>
          </table:table-cell>
          <table:table-cell/>
          <table:table-cell table:style-name="ce167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8" office:value-type="float" office:value="1.46963" calcext:value-type="float">
            <text:p>1.46963</text:p>
          </table:table-cell>
          <table:table-cell table:style-name="ce168" office:value-type="float" office:value="0.02045" calcext:value-type="float">
            <text:p>0.02045</text:p>
          </table:table-cell>
          <table:table-cell/>
          <table:table-cell table:style-name="ce168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117" table:number-columns-repeated="20"/>
          <table:table-cell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9"/>
        <table:table-row table:style-name="ro12">
          <table:table-cell table:style-name="ce182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198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1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/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9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9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2">
          <table:table-cell table:style-name="ce182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5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/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117"/>
        <table:table-column table:style-name="co10" table:default-cell-style-name="ce154"/>
        <table:table-column table:style-name="co11" table:default-cell-style-name="ce161"/>
        <table:table-column table:style-name="co12" table:default-cell-style-name="ce263"/>
        <table:table-column table:style-name="co13" table:default-cell-style-name="ce263"/>
        <table:table-column table:style-name="co14" table:default-cell-style-name="ce263"/>
        <table:table-column table:style-name="co11" table:default-cell-style-name="ce171"/>
        <table:table-column table:style-name="co6" table:number-columns-repeated="2" table:default-cell-style-name="ce172"/>
        <table:table-column table:style-name="co6" table:default-cell-style-name="ce263"/>
        <table:table-column table:style-name="co6" table:default-cell-style-name="ce172"/>
        <table:table-column table:style-name="co6" table:default-cell-style-name="ce263"/>
        <table:table-column table:style-name="co6" table:default-cell-style-name="ce172"/>
        <table:table-column table:style-name="co11" table:default-cell-style-name="ce171"/>
        <table:table-column table:style-name="co6" table:number-columns-repeated="2" table:default-cell-style-name="ce263"/>
        <table:table-column table:style-name="co1" table:default-cell-style-name="ce169"/>
        <table:table-column table:style-name="co6" table:number-columns-repeated="2" table:default-cell-style-name="ce267"/>
        <table:table-column table:style-name="co1" table:default-cell-style-name="ce117"/>
        <table:table-column table:style-name="co6" table:default-cell-style-name="Default"/>
        <table:table-row table:style-name="ro10">
          <table:table-cell/>
          <table:table-cell table:style-name="ce117" table:number-columns-repeated="18"/>
          <table:table-cell table:number-columns-repeated="2"/>
        </table:table-row>
        <table:table-row table:style-name="ro11">
          <table:table-cell/>
          <table:table-cell table:style-name="ce153"/>
          <table:table-cell table:style-name="ce159"/>
          <table:table-cell table:style-name="ce162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18"/>
          <table:covered-table-cell table:style-name="ce264"/>
          <table:covered-table-cell table:style-name="ce265"/>
          <table:covered-table-cell table:number-columns-repeated="8" table:style-name="ce266"/>
          <table:covered-table-cell table:style-name="ce118"/>
          <table:covered-table-cell table:number-columns-repeated="2" table:style-name="ce127"/>
          <table:table-cell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53"/>
          <table:table-cell table:style-name="ce159"/>
          <table:table-cell table:style-name="ce117" table:number-columns-repeated="3"/>
          <table:table-cell table:style-name="ce159" table:number-columns-repeated="10"/>
          <table:table-cell table:style-name="ce117" table:number-columns-repeated="3"/>
          <table:table-cell table:number-columns-repeated="2"/>
        </table:table-row>
        <table:table-row table:style-name="ro6">
          <table:table-cell/>
          <table:table-cell table:style-name="ce117"/>
          <table:table-cell table:style-name="ce160"/>
          <table:table-cell table:style-name="ce262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70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number-columns-repeated="2"/>
        </table:table-row>
        <table:table-row table:style-name="ro6">
          <table:table-cell table:number-columns-repeated="2"/>
          <table:table-cell table:style-name="ce154"/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55"/>
          <table:table-cell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number-columns-repeated="2"/>
        </table:table-row>
        <table:table-row table:style-name="ro7">
          <table:table-cell/>
          <table:table-cell table:style-name="ce15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6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54"/>
          <table:table-cell table:style-name="ce169" table:number-columns-repeated="3"/>
          <table:table-cell table:style-name="ce172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72" table:number-columns-repeated="3"/>
          <table:table-cell/>
          <table:table-cell table:style-name="ce172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6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63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 office:value-type="float" office:value="3" calcext:value-type="float">
            <text:p>3</text:p>
          </table:table-cell>
          <table:table-cell table:style-name="ce171"/>
          <table:table-cell office:value-type="float" office:value="3" calcext:value-type="float">
            <text:p>3</text:p>
          </table:table-cell>
          <table:table-cell table:style-name="ce171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 office:value-type="float" office:value="1" calcext:value-type="float">
            <text:p>1</text:p>
          </table:table-cell>
          <table:table-cell table:style-name="ce171"/>
          <table:table-cell office:value-type="float" office:value="2" calcext:value-type="float">
            <text:p>2</text:p>
          </table:table-cell>
          <table:table-cell table:style-name="ce171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/>
          <table:table-cell table:style-name="ce171"/>
          <table:table-cell/>
          <table:table-cell table:style-name="ce171"/>
          <table:table-cell table:number-columns-repeated="8"/>
        </table:table-row>
        <table:table-row table:style-name="ro10">
          <table:table-cell table:number-columns-repeated="2"/>
          <table:table-cell table:style-name="ce117" table:number-columns-repeated="5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US Macroeconomic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PC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174"/>
          <table:covered-table-cell table:number-columns-repeated="2" table:style-name="ce176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6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274" office:value-type="float" office:value="8.07662" calcext:value-type="float">
            <text:p>8.07662</text:p>
          </table:table-cell>
          <table:table-cell table:style-name="ce274" office:value-type="float" office:value="0.008" calcext:value-type="float">
            <text:p>0.008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7.84913" calcext:value-type="float">
            <text:p>7.84913</text:p>
          </table:table-cell>
          <table:table-cell table:style-name="ce166" office:value-type="float" office:value="0.005224" calcext:value-type="float">
            <text:p>0.005224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.181281" calcext:value-type="float">
            <text:p>10.181281</text:p>
          </table:table-cell>
          <table:table-cell table:style-name="ce165" office:value-type="float" office:value="0.004635" calcext:value-type="float">
            <text:p>0.004635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4.08125" calcext:value-type="float">
            <text:p>24.08125</text:p>
          </table:table-cell>
          <table:table-cell table:style-name="ce166" office:value-type="float" office:value="0.007844" calcext:value-type="float">
            <text:p>0.007844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0.1" calcext:value-type="float">
            <text:p>0.1</text:p>
          </table:table-cell>
          <table:table-cell table:style-name="ce171"/>
          <table:table-cell table:style-name="ce165" office:value-type="float" office:value="3.76277" calcext:value-type="float">
            <text:p>3.76277</text:p>
          </table:table-cell>
          <table:table-cell table:style-name="ce165" office:value-type="float" office:value="0.003728" calcext:value-type="float">
            <text:p>0.003728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273"/>
          <table:table-cell table:style-name="ce166" office:value-type="float" office:value="4.76088" calcext:value-type="float">
            <text:p>4.76088</text:p>
          </table:table-cell>
          <table:table-cell table:style-name="ce166" office:value-type="float" office:value="0.003168" calcext:value-type="float">
            <text:p>0.003168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.407309" calcext:value-type="float">
            <text:p>5.407309</text:p>
          </table:table-cell>
          <table:table-cell table:style-name="ce165" office:value-type="float" office:value="0.0024618" calcext:value-type="float">
            <text:p>0.0024618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171"/>
          <table:table-cell table:style-name="ce166" office:value-type="float" office:value="18.83485" calcext:value-type="float">
            <text:p>18.83485</text:p>
          </table:table-cell>
          <table:table-cell table:style-name="ce166" office:value-type="float" office:value="0.0061352" calcext:value-type="float">
            <text:p>0.0061352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3" calcext:value-type="float">
            <text:p>3</text:p>
          </table:table-cell>
          <table:table-cell table:style-name="ce171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165" office:value-type="float" office:value="5.331602" calcext:value-type="float">
            <text:p>5.331602</text:p>
          </table:table-cell>
          <table:table-cell table:style-name="ce165" office:value-type="float" office:value="0.005283" calcext:value-type="float">
            <text:p>0.00528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13.001591" calcext:value-type="float">
            <text:p>13.001591</text:p>
          </table:table-cell>
          <table:table-cell table:style-name="ce166" office:value-type="float" office:value="0.008653" calcext:value-type="float">
            <text:p>0.00865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6" calcext:value-type="float">
            <text:p>6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12.330068" calcext:value-type="float">
            <text:p>12.330068</text:p>
          </table:table-cell>
          <table:table-cell table:style-name="ce165" office:value-type="float" office:value="0.005613" calcext:value-type="float">
            <text:p>0.005613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166" office:value-type="float" office:value="46.157202" calcext:value-type="float">
            <text:p>46.157202</text:p>
          </table:table-cell>
          <table:table-cell table:style-name="ce166" office:value-type="float" office:value="0.015035" calcext:value-type="float">
            <text:p>0.015035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165" office:value-type="float" office:value="8.0074231" calcext:value-type="float">
            <text:p>8.0074231</text:p>
          </table:table-cell>
          <table:table-cell table:style-name="ce165" office:value-type="float" office:value="0.007934" calcext:value-type="float">
            <text:p>0.007934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71" table:number-columns-repeated="2"/>
          <table:table-cell table:style-name="ce166" office:value-type="float" office:value="12.75254" calcext:value-type="float">
            <text:p>12.75254</text:p>
          </table:table-cell>
          <table:table-cell table:style-name="ce166" office:value-type="float" office:value="0.008487" calcext:value-type="float">
            <text:p>0.00848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9.902829" calcext:value-type="float">
            <text:p>9.902829</text:p>
          </table:table-cell>
          <table:table-cell table:style-name="ce165" office:value-type="float" office:value="0.004508" calcext:value-type="float">
            <text:p>0.004508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20.29263" calcext:value-type="float">
            <text:p>20.29263</text:p>
          </table:table-cell>
          <table:table-cell table:style-name="ce166" office:value-type="float" office:value="0.00661" calcext:value-type="float">
            <text:p>0.00661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50" calcext:value-type="float">
            <text:p>50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El-Nino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174"/>
          <table:covered-table-cell table:number-columns-repeated="2" table:style-name="ce176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6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57712" calcext:value-type="float">
            <text:p>0.257712</text:p>
          </table:table-cell>
          <table:table-cell table:style-name="ce165" office:value-type="float" office:value="0.011444" calcext:value-type="float">
            <text:p>0.011444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.242151" calcext:value-type="float">
            <text:p>0.242151</text:p>
          </table:table-cell>
          <table:table-cell table:style-name="ce166" office:value-type="float" office:value="0.010379" calcext:value-type="float">
            <text:p>0.010379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56466" calcext:value-type="float">
            <text:p>0.56466</text:p>
          </table:table-cell>
          <table:table-cell table:style-name="ce165" office:value-type="float" office:value="0.024495" calcext:value-type="float">
            <text:p>0.024495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string" calcext:value-type="string">
            <text:p>2 (4)</text:p>
          </table:table-cell>
          <table:table-cell table:style-name="ce166" office:value-type="string" calcext:value-type="string">
            <text:p>4 (2)</text:p>
          </table:table-cell>
          <table:table-cell table:style-name="ce166" office:value-type="string" calcext:value-type="string">
            <text:p>4 (1)</text:p>
          </table:table-cell>
          <table:table-cell table:style-name="ce166" office:value-type="string" calcext:value-type="string">
            <text:p>5 (3)</text:p>
          </table:table-cell>
          <table:table-cell table:style-name="ce166" office:value-type="string" calcext:value-type="string">
            <text:p>0 (0)</text:p>
          </table:table-cell>
          <table:table-cell table:style-name="ce166" office:value-type="string" calcext:value-type="string">
            <text:p>1 (1)</text:p>
          </table:table-cell>
          <table:table-cell table:style-name="ce171"/>
          <table:table-cell table:style-name="ce166" office:value-type="float" office:value="0.377475" calcext:value-type="float">
            <text:p>0.377475</text:p>
          </table:table-cell>
          <table:table-cell table:style-name="ce166" office:value-type="float" office:value="0.015965" calcext:value-type="float">
            <text:p>0.015965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41234" calcext:value-type="float">
            <text:p>0.241234</text:p>
          </table:table-cell>
          <table:table-cell table:style-name="ce165" office:value-type="float" office:value="0.010713" calcext:value-type="float">
            <text:p>0.01071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number-columns-repeated="2" table:style-name="ce166" office:value-type="float" office:value="6" calcext:value-type="float">
            <text:p>6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273"/>
          <table:table-cell table:style-name="ce166" office:value-type="float" office:value="0.216763" calcext:value-type="float">
            <text:p>0.216763</text:p>
          </table:table-cell>
          <table:table-cell table:style-name="ce166" office:value-type="float" office:value="0.009291" calcext:value-type="float">
            <text:p>0.009291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37101" calcext:value-type="float">
            <text:p>0.237101</text:p>
          </table:table-cell>
          <table:table-cell table:style-name="ce165" office:value-type="float" office:value="0.010285" calcext:value-type="float">
            <text:p>0.010285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.5" calcext:value-type="float">
            <text:p>1.5</text:p>
          </table:table-cell>
          <table:table-cell table:style-name="ce171"/>
          <table:table-cell table:style-name="ce166" office:value-type="float" office:value="0.387575" calcext:value-type="float">
            <text:p>0.387575</text:p>
          </table:table-cell>
          <table:table-cell table:style-name="ce166" office:value-type="float" office:value="0.016392" calcext:value-type="float">
            <text:p>0.016392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446114" calcext:value-type="float">
            <text:p>0.446114</text:p>
          </table:table-cell>
          <table:table-cell table:style-name="ce165" office:value-type="float" office:value="0.019811" calcext:value-type="float">
            <text:p>0.019811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166" office:value-type="float" office:value="0.456933" calcext:value-type="float">
            <text:p>0.456933</text:p>
          </table:table-cell>
          <table:table-cell table:style-name="ce166" office:value-type="float" office:value="0.019585" calcext:value-type="float">
            <text:p>0.019585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8" calcext:value-type="float">
            <text:p>8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543873" calcext:value-type="float">
            <text:p>0.543873</text:p>
          </table:table-cell>
          <table:table-cell table:style-name="ce165" office:value-type="float" office:value="0.023593" calcext:value-type="float">
            <text:p>0.023593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0.611451" calcext:value-type="float">
            <text:p>0.611451</text:p>
          </table:table-cell>
          <table:table-cell table:style-name="ce166" office:value-type="float" office:value="0.025861" calcext:value-type="float">
            <text:p>0.025861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.784373" calcext:value-type="float">
            <text:p>1.784373</text:p>
          </table:table-cell>
          <table:table-cell table:style-name="ce165" office:value-type="float" office:value="0.079243" calcext:value-type="float">
            <text:p>0.07924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0.774035" calcext:value-type="float">
            <text:p>0.774035</text:p>
          </table:table-cell>
          <table:table-cell table:style-name="ce166" office:value-type="float" office:value="0.033177" calcext:value-type="float">
            <text:p>0.03317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751296" calcext:value-type="float">
            <text:p>0.751296</text:p>
          </table:table-cell>
          <table:table-cell table:style-name="ce165" office:value-type="float" office:value="0.032591" calcext:value-type="float">
            <text:p>0.032591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0.78878" calcext:value-type="float">
            <text:p>0.78878</text:p>
          </table:table-cell>
          <table:table-cell table:style-name="ce166" office:value-type="float" office:value="0.033361" calcext:value-type="float">
            <text:p>0.033361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Ozone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174"/>
          <table:covered-table-cell table:number-columns-repeated="2" table:style-name="ce176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6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.888977" calcext:value-type="float">
            <text:p>10.888977</text:p>
          </table:table-cell>
          <table:table-cell table:style-name="ce165" office:value-type="float" office:value="0.294097" calcext:value-type="float">
            <text:p>0.29409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.718236" calcext:value-type="float">
            <text:p>5.718236</text:p>
          </table:table-cell>
          <table:table-cell table:style-name="ce166" office:value-type="float" office:value="0.103824" calcext:value-type="float">
            <text:p>0.103824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number-columns-repeated="2"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274" office:value-type="float" office:value="2.436015" calcext:value-type="float">
            <text:p>2.436015</text:p>
          </table:table-cell>
          <table:table-cell table:style-name="ce274" office:value-type="float" office:value="0.048741" calcext:value-type="float">
            <text:p>0.048741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0.4" calcext:value-type="float">
            <text:p>0.4</text:p>
          </table:table-cell>
          <table:table-cell table:style-name="ce171"/>
          <table:table-cell table:style-name="ce166" office:value-type="float" office:value="10.32263" calcext:value-type="float">
            <text:p>10.32263</text:p>
          </table:table-cell>
          <table:table-cell table:style-name="ce166" office:value-type="float" office:value="0.305211" calcext:value-type="float">
            <text:p>0.305211</text:p>
          </table:table-cell>
          <table:table-cell table:style-name="ce169"/>
          <table:table-cell table:style-name="ce263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71"/>
          <table:table-cell table:style-name="ce165" office:value-type="float" office:value="7.210384" calcext:value-type="float">
            <text:p>7.210384</text:p>
          </table:table-cell>
          <table:table-cell table:style-name="ce165" office:value-type="float" office:value="0.194743" calcext:value-type="float">
            <text:p>0.19474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1" calcext:value-type="float">
            <text:p>0.1</text:p>
          </table:table-cell>
          <table:table-cell table:style-name="ce273"/>
          <table:table-cell table:style-name="ce274" office:value-type="float" office:value="6.20447" calcext:value-type="float">
            <text:p>6.20447</text:p>
          </table:table-cell>
          <table:table-cell table:style-name="ce274" office:value-type="float" office:value="0.112652" calcext:value-type="float">
            <text:p>0.112652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.5" calcext:value-type="float">
            <text:p>1.5</text:p>
          </table:table-cell>
          <table:table-cell table:style-name="ce171"/>
          <table:table-cell table:style-name="ce165" office:value-type="float" office:value="2.079587" calcext:value-type="float">
            <text:p>2.079587</text:p>
          </table:table-cell>
          <table:table-cell table:style-name="ce165" office:value-type="float" office:value="0.041609" calcext:value-type="float">
            <text:p>0.041609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2" calcext:value-type="float">
            <text:p>2</text:p>
          </table:table-cell>
          <table:table-cell table:number-columns-repeated="2" table:style-name="ce166" office:value-type="float" office:value="5" calcext:value-type="float">
            <text:p>5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.772838" calcext:value-type="float">
            <text:p>5.772838</text:p>
          </table:table-cell>
          <table:table-cell table:style-name="ce166" office:value-type="float" office:value="0.170686" calcext:value-type="float">
            <text:p>0.170686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8" calcext:value-type="float">
            <text:p>8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7.729553" calcext:value-type="float">
            <text:p>17.729553</text:p>
          </table:table-cell>
          <table:table-cell table:style-name="ce165" office:value-type="float" office:value="0.478853" calcext:value-type="float">
            <text:p>0.47885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11.504752" calcext:value-type="float">
            <text:p>11.504752</text:p>
          </table:table-cell>
          <table:table-cell table:style-name="ce166" office:value-type="float" office:value="0.208887" calcext:value-type="float">
            <text:p>0.20888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4" calcext:value-type="float">
            <text:p>4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3.667503" calcext:value-type="float">
            <text:p>3.667503</text:p>
          </table:table-cell>
          <table:table-cell table:style-name="ce165" office:value-type="float" office:value="0.073381" calcext:value-type="float">
            <text:p>0.073381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23.335374" calcext:value-type="float">
            <text:p>23.335374</text:p>
          </table:table-cell>
          <table:table-cell table:style-name="ce166" office:value-type="float" office:value="0.689961" calcext:value-type="float">
            <text:p>0.689961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4.834328" calcext:value-type="float">
            <text:p>14.834328</text:p>
          </table:table-cell>
          <table:table-cell table:style-name="ce165" office:value-type="float" office:value="0.400657" calcext:value-type="float">
            <text:p>0.40065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12.964875" calcext:value-type="float">
            <text:p>12.964875</text:p>
          </table:table-cell>
          <table:table-cell table:style-name="ce166" office:value-type="float" office:value="0.235398" calcext:value-type="float">
            <text:p>0.235398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4" calcext:value-type="float">
            <text:p>4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style-name="ce171" table:number-columns-repeated="2"/>
          <table:table-cell table:style-name="ce165" office:value-type="float" office:value="5.311021" calcext:value-type="float">
            <text:p>5.311021</text:p>
          </table:table-cell>
          <table:table-cell table:style-name="ce165" office:value-type="float" office:value="0.106265" calcext:value-type="float">
            <text:p>0.106265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7" calcext:value-type="float">
            <text:p>7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71" table:number-columns-repeated="2"/>
          <table:table-cell table:style-name="ce166" office:value-type="float" office:value="9.835163" calcext:value-type="float">
            <text:p>9.835163</text:p>
          </table:table-cell>
          <table:table-cell table:style-name="ce166" office:value-type="float" office:value="0.290798" calcext:value-type="float">
            <text:p>0.290798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Night Visitors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PC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174"/>
          <table:covered-table-cell table:number-columns-repeated="2" table:style-name="ce176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6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5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/>
          <table:table-cell table:style-name="ce263" table:number-columns-repeated="6"/>
          <table:table-cell table:style-name="ce171"/>
          <table:table-cell table:style-name="ce263" table:number-columns-repeated="2"/>
          <table:table-cell table:style-name="ce276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table:number-columns-repeated="3"/>
          <table:table-cell table:style-name="ce171"/>
          <table:table-cell table:style-name="ce263" table:number-columns-repeated="6"/>
          <table:table-cell table:style-name="ce171"/>
          <table:table-cell table:style-name="ce263" table:number-columns-repeated="2"/>
          <table:table-cell table:style-name="ce276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/>
          <table:table-cell table:style-name="ce263"/>
          <table:table-cell table:style-name="ce272" table:number-columns-repeated="5"/>
          <table:table-cell table:style-name="ce171"/>
          <table:table-cell table:style-name="ce272" table:number-columns-repeated="2"/>
          <table:table-cell table:style-name="ce276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8" calcext:value-type="float">
            <text:p>8</text:p>
          </table:table-cell>
          <table:table-cell table:style-name="ce272" office:value-type="float" office:value="7" calcext:value-type="float">
            <text:p>7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table:style-name="ce171"/>
          <table:table-cell table:style-name="ce272" office:value-type="float" office:value="399.454" calcext:value-type="float">
            <text:p>399.454</text:p>
          </table:table-cell>
          <table:table-cell table:style-name="ce272" office:value-type="float" office:value="0.045328" calcext:value-type="float">
            <text:p>0.045328</text:p>
          </table:table-cell>
          <table:table-cell table:style-name="ce276"/>
          <table:table-cell table:style-name="ce272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276" table:number-columns-repeated="3"/>
          <table:table-cell table:style-name="ce172" table:number-columns-repeated="10"/>
          <table:table-cell table:style-name="ce276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/>
          <table:table-cell table:style-name="ce263" table:number-columns-repeated="6"/>
          <table:table-cell table:style-name="ce171"/>
          <table:table-cell table:style-name="ce263" table:number-columns-repeated="2"/>
          <table:table-cell table:style-name="ce276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7" table:number-columns-repeated="3"/>
          <table:table-cell table:style-name="ce171"/>
          <table:table-cell table:style-name="ce277" table:number-columns-repeated="6"/>
          <table:table-cell table:style-name="ce280"/>
          <table:table-cell table:style-name="ce277" table:number-columns-repeated="2"/>
          <table:table-cell table:style-name="ce276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171"/>
          <table:table-cell table:style-name="ce272" table:number-columns-repeated="2"/>
          <table:table-cell table:style-name="ce276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272" table:number-columns-repeated="6"/>
          <table:table-cell table:style-name="ce171"/>
          <table:table-cell table:style-name="ce272"/>
          <table:table-cell table:style-name="ce267"/>
          <table:table-cell table:style-name="ce276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61"/>
          <table:table-cell table:style-name="ce269" table:number-columns-repeated="2"/>
          <table:table-cell table:style-name="ce279"/>
          <table:table-cell table:style-name="ce269"/>
          <table:table-cell table:style-name="ce279"/>
          <table:table-cell table:style-name="ce161" table:number-columns-repeated="2"/>
          <table:table-cell table:style-name="ce281" table:number-columns-repeated="2"/>
          <table:table-cell table:style-name="ce117"/>
          <table:table-cell table:style-name="ce28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7" table:number-columns-repeated="3"/>
          <table:table-cell table:style-name="ce161"/>
          <table:table-cell table:style-name="ce278" table:number-columns-repeated="2"/>
          <table:table-cell table:style-name="ce130"/>
          <table:table-cell table:style-name="ce278"/>
          <table:table-cell table:style-name="ce130"/>
          <table:table-cell table:style-name="ce278" table:number-columns-repeated="2"/>
          <table:table-cell table:style-name="ce130" table:number-columns-repeated="2"/>
          <table:table-cell table:style-name="ce117"/>
          <table:table-cell table:style-name="ce28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61" table:number-columns-repeated="3"/>
          <table:table-cell table:style-name="ce129"/>
          <table:table-cell table:style-name="ce161"/>
          <table:table-cell table:style-name="ce129"/>
          <table:table-cell table:style-name="ce161" table:number-columns-repeated="2"/>
          <table:table-cell table:style-name="ce129" table:number-columns-repeated="2"/>
          <table:table-cell table:style-name="ce117"/>
          <table:table-cell table:style-name="ce129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54"/>
          <table:table-cell table:style-name="ce269" table:number-columns-repeated="2"/>
          <table:table-cell table:style-name="ce158"/>
          <table:table-cell table:style-name="ce269"/>
          <table:table-cell table:style-name="ce158"/>
          <table:table-cell table:style-name="ce161" table:number-columns-repeated="2"/>
          <table:table-cell table:style-name="ce129"/>
          <table:table-cell table:style-name="ce282"/>
          <table:table-cell table:style-name="ce117"/>
          <table:table-cell table:style-name="ce129"/>
          <table:table-cell table:style-name="ce282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61"/>
          <table:table-cell table:style-name="ce269" table:number-columns-repeated="2"/>
          <table:table-cell table:style-name="ce279"/>
          <table:table-cell table:style-name="ce269"/>
          <table:table-cell table:style-name="ce279"/>
          <table:table-cell table:style-name="ce161" table:number-columns-repeated="2"/>
          <table:table-cell table:style-name="ce281" table:number-columns-repeated="2"/>
          <table:table-cell table:style-name="ce117"/>
          <table:table-cell table:style-name="ce28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7" table:number-columns-repeated="3"/>
          <table:table-cell table:style-name="ce161"/>
          <table:table-cell table:style-name="ce278" table:number-columns-repeated="2"/>
          <table:table-cell table:style-name="ce130"/>
          <table:table-cell table:style-name="ce278"/>
          <table:table-cell table:style-name="ce130"/>
          <table:table-cell table:style-name="ce278" table:number-columns-repeated="2"/>
          <table:table-cell table:style-name="ce130" table:number-columns-repeated="2"/>
          <table:table-cell table:style-name="ce117"/>
          <table:table-cell table:style-name="ce28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61" table:number-columns-repeated="3"/>
          <table:table-cell table:style-name="ce129"/>
          <table:table-cell table:style-name="ce161"/>
          <table:table-cell table:style-name="ce129"/>
          <table:table-cell table:style-name="ce161" table:number-columns-repeated="2"/>
          <table:table-cell table:style-name="ce129" table:number-columns-repeated="2"/>
          <table:table-cell table:style-name="ce117"/>
          <table:table-cell table:style-name="ce129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54"/>
          <table:table-cell table:style-name="ce269" table:number-columns-repeated="2"/>
          <table:table-cell table:style-name="ce158"/>
          <table:table-cell table:style-name="ce269"/>
          <table:table-cell table:style-name="ce158"/>
          <table:table-cell table:style-name="ce161" table:number-columns-repeated="2"/>
          <table:table-cell table:style-name="ce129"/>
          <table:table-cell table:style-name="ce282"/>
          <table:table-cell table:style-name="ce117"/>
          <table:table-cell table:style-name="ce129"/>
          <table:table-cell table:style-name="ce282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61"/>
          <table:table-cell table:style-name="ce269" table:number-columns-repeated="2"/>
          <table:table-cell table:style-name="ce279"/>
          <table:table-cell table:style-name="ce269"/>
          <table:table-cell table:style-name="ce279"/>
          <table:table-cell table:style-name="ce161" table:number-columns-repeated="2"/>
          <table:table-cell table:style-name="ce281" table:number-columns-repeated="2"/>
          <table:table-cell table:style-name="ce117"/>
          <table:table-cell table:style-name="ce28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7" table:number-columns-repeated="3"/>
          <table:table-cell table:style-name="ce161"/>
          <table:table-cell table:style-name="ce278" table:number-columns-repeated="2"/>
          <table:table-cell table:style-name="ce130"/>
          <table:table-cell table:style-name="ce278"/>
          <table:table-cell table:style-name="ce130"/>
          <table:table-cell table:style-name="ce278" table:number-columns-repeated="2"/>
          <table:table-cell table:style-name="ce130" table:number-columns-repeated="2"/>
          <table:table-cell table:style-name="ce117"/>
          <table:table-cell table:style-name="ce28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61" table:number-columns-repeated="3"/>
          <table:table-cell table:style-name="ce129"/>
          <table:table-cell table:style-name="ce161"/>
          <table:table-cell table:style-name="ce129"/>
          <table:table-cell table:style-name="ce161" table:number-columns-repeated="2"/>
          <table:table-cell table:style-name="ce129" table:number-columns-repeated="2"/>
          <table:table-cell table:style-name="ce117"/>
          <table:table-cell table:style-name="ce129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54"/>
          <table:table-cell table:style-name="ce269" table:number-columns-repeated="2"/>
          <table:table-cell table:style-name="ce158"/>
          <table:table-cell table:style-name="ce269"/>
          <table:table-cell table:style-name="ce158"/>
          <table:table-cell table:style-name="ce161" table:number-columns-repeated="2"/>
          <table:table-cell table:style-name="ce129"/>
          <table:table-cell table:style-name="ce282"/>
          <table:table-cell table:style-name="ce117"/>
          <table:table-cell table:style-name="ce129"/>
          <table:table-cell table:style-name="ce282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Inflation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174"/>
          <table:covered-table-cell table:number-columns-repeated="2" table:style-name="ce176"/>
          <table:table-cell table:style-name="ce160"/>
          <table:table-cell table:style-name="ce17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174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174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6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106438" calcext:value-type="float">
            <text:p>0.106438</text:p>
          </table:table-cell>
          <table:table-cell table:style-name="ce165" office:value-type="float" office:value="0.000187" calcext:value-type="float">
            <text:p>0.00018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1.805094" calcext:value-type="float">
            <text:p>1.805094</text:p>
          </table:table-cell>
          <table:table-cell table:style-name="ce166" office:value-type="float" office:value="0.002487" calcext:value-type="float">
            <text:p>0.002487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90" calcext:value-type="float">
            <text:p>9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number-columns-repeated="3" table:style-name="ce165" office:value-type="float" office:value="4" calcext:value-type="float">
            <text:p>4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.00421" calcext:value-type="float">
            <text:p>1.00421</text:p>
          </table:table-cell>
          <table:table-cell table:style-name="ce165" office:value-type="float" office:value="0.001107" calcext:value-type="float">
            <text:p>0.001107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1" calcext:value-type="float">
            <text:p>12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1.645507" calcext:value-type="float">
            <text:p>1.645507</text:p>
          </table:table-cell>
          <table:table-cell table:style-name="ce166" office:value-type="float" office:value="0.001467" calcext:value-type="float">
            <text:p>0.001467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table:number-columns-repeated="3"/>
          <table:table-cell table:style-name="ce171"/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195896" calcext:value-type="float">
            <text:p>0.195896</text:p>
          </table:table-cell>
          <table:table-cell table:style-name="ce165" office:value-type="float" office:value="0.0003459" calcext:value-type="float">
            <text:p>0.0003459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0" calcext:value-type="float">
            <text:p>10</text:p>
          </table:table-cell>
          <table:table-cell table:style-name="ce273"/>
          <table:table-cell table:style-name="ce166" office:value-type="float" office:value="1.82062" calcext:value-type="float">
            <text:p>1.82062</text:p>
          </table:table-cell>
          <table:table-cell table:style-name="ce166" office:value-type="float" office:value="0.0025093" calcext:value-type="float">
            <text:p>0.0025093</text:p>
          </table:table-cell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90" calcext:value-type="float">
            <text:p>9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7" calcext:value-type="float">
            <text:p>7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71"/>
          <table:table-cell table:style-name="ce165" office:value-type="float" office:value="1.060245" calcext:value-type="float">
            <text:p>1.060245</text:p>
          </table:table-cell>
          <table:table-cell table:style-name="ce165" office:value-type="float" office:value="0.0011693" calcext:value-type="float">
            <text:p>0.0011693</text:p>
          </table:table-cell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1" calcext:value-type="float">
            <text:p>12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style-name="ce171"/>
          <table:table-cell table:style-name="ce166" office:value-type="float" office:value="1.337718" calcext:value-type="float">
            <text:p>1.337718</text:p>
          </table:table-cell>
          <table:table-cell table:style-name="ce166" office:value-type="float" office:value="0.0011933" calcext:value-type="float">
            <text:p>0.0011933</text:p>
          </table:table-cell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/>
          <table:table-cell table:style-name="ce263" table:number-columns-repeated="6"/>
          <table:table-cell table:style-name="ce171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273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171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272" table:number-columns-repeated="6"/>
          <table:table-cell table:style-name="ce171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157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2">
          <table:table-cell table:style-name="ce182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198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61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186" office:value-type="string" calcext:value-type="string">
            <text:p>20 – 7 – 7</text:p>
          </table:table-cell>
          <table:table-cell table:style-name="ce186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/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186" office:value-type="string" calcext:value-type="string">
            <text:p>20 – 7 – 7</text:p>
          </table:table-cell>
          <table:table-cell table:style-name="ce186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86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86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85" office:value-type="float" office:value="0.031549" calcext:value-type="float">
            <text:p>0.031549</text:p>
          </table:table-cell>
          <table:table-cell/>
          <table:table-cell table:style-name="ce286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85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2">
          <table:table-cell table:style-name="ce182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198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283" office:value-type="string" calcext:value-type="string">
            <text:p>20 – 7 – 7</text:p>
          </table:table-cell>
          <table:table-cell table:style-name="ce284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/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283" office:value-type="string" calcext:value-type="string">
            <text:p>20 – 7 – 7</text:p>
          </table:table-cell>
          <table:table-cell table:style-name="ce284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86" office:value-type="float" office:value="0.0320201" calcext:value-type="float">
            <text:p>0.0320201</text:p>
          </table:table-cell>
          <table:table-cell table:style-name="ce285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85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85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85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85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85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85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85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85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85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85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85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85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85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85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1:49:39.7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9T01:14:42.485000000</dc:date>
    <meta:editing-duration>P2DT16H43M3S</meta:editing-duration>
    <meta:editing-cycles>273</meta:editing-cycles>
    <meta:document-statistic meta:table-count="11" meta:cell-count="2438" meta:object-count="0"/>
  </office:meta>
</office:document-meta>
</file>